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TMEGA1284P-AU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1284p-au/mcu-8bit-atmega-20mhz-tqfp-44/dp/1715480&quot;;&quot;1715480&quot;)" office:value-type="string" office:string-value="1715480" calcext:value-type="string">
            <text:p>1715480</text:p>
          </table:table-cell>
          <table:table-cell table:style-name="ce5"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.56" calcext:value-type="float">
            <text:p>7.5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7" calcext:value-type="float">
            <text:p>0.70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4" table:formula="of:=HYPERLINK(&quot;http://it.farnell.com/multicomp/mcl-s250gc/led-smd-1206-verde/dp/1581232&quot;;&quot;1581232&quot;)" office:value-type="string" office:string-value="1581232" calcext:value-type="string">
            <text:p>1581232</text:p>
          </table:table-cell>
          <table:table-cell table:style-name="ce5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1581231&quot;)" office:value-type="string" office:string-value="1581231" calcext:value-type="string">
            <text:p>1581231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1470020&quot;)" office:value-type="string" office:string-value="1470020" calcext:value-type="string">
            <text:p>1470020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7"/>
          <table:table-cell table:style-name="ce6" table:formula="of:=SUM([.H2:.H14])" office:value-type="float" office:value="13.538" calcext:value-type="float">
            <text:p>13.54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Default" table:number-columns-repeated="9"/>
          <table:table-cell table:number-columns-repeated="247"/>
        </table:table-row>
        <table:table-row table:style-name="ro1" table:number-rows-repeated="4">
          <table:table-cell table:style-name="Default" table:number-columns-repeated="9"/>
          <table:table-cell table:number-columns-repeated="247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repeated="9"/>
          <table:table-cell table:style-name="ce7"/>
          <table:table-cell table:number-columns-repeated="246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3" table:number-rows-repeated="96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9:47:30.48191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47:46.380321271</dc:date>
    <meta:editing-duration>PT29M4S</meta:editing-duration>
    <meta:editing-cycles>5</meta:editing-cycles>
    <meta:generator>LibreOffice/5.0.3.2$Linux_X86_64 LibreOffice_project/00m0$Build-2</meta:generator>
    <meta:document-statistic meta:table-count="1" meta:cell-count="106" meta:object-count="0"/>
  </office:meta>
</office:document-meta>
</file>